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List_20_Paragraph" style:list-style-name="WWNum9">
      <style:paragraph-properties fo:margin-top="0cm" fo:margin-bottom="0cm" style:contextual-spacing="true" fo:line-height="100%" fo:text-align="justify" style:justify-single-word="false"/>
    </style:style>
    <style:style style:name="P4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/>
    </style:style>
    <style:style style:name="P5" style:family="paragraph" style:parent-style-name="Normal_20__28_Web_29_">
      <style:paragraph-properties fo:margin-top="0cm" fo:margin-bottom="0cm" style:contextual-spacing="false" fo:text-align="justify" style:justify-single-word="false" fo:text-indent="1cm" style:auto-text-indent="false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cm" style:contextual-spacing="false" fo:text-align="justify" style:justify-single-word="false" fo:background-color="#ffffff" style:vertical-align="baseline"/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.25cm" fo:margin-top="0cm" fo:margin-bottom="0cm" style:contextual-spacing="false" fo:line-height="100%" fo:text-align="center" style:justify-single-word="false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text-indent="1cm" style:auto-text-indent="false" fo:background-color="#ffffff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text-indent="1cm" style:auto-text-indent="false"/>
    </style:style>
    <style:style style:name="P10" style:family="paragraph" style:parent-style-name="Standard">
      <style:paragraph-properties fo:margin-top="0cm" fo:margin-bottom="0cm" style:contextual-spacing="false" fo:line-height="100%"/>
    </style:style>
    <style:style style:name="P11" style:family="paragraph" style:parent-style-name="Standard">
      <style:paragraph-properties fo:margin-left="0.25cm" fo:margin-top="0cm" fo:margin-bottom="0cm" style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language-asian="ru" style:country-asian="RU" style:font-weight-asian="bold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text-indent="1cm" style:auto-text-indent="false" fo:background-color="#ffffff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Calibri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style:font-size-asian="14pt" style:font-name-complex="Times New Roman1" style:font-size-complex="14pt" fo:background-color="#ffffff"/>
    </style:style>
    <style:style style:name="T8" style:family="text">
      <style:text-properties style:font-name="Times New Roman" fo:font-size="14pt" style:font-size-asian="14pt" style:font-name-complex="Times New Roman1" style:font-size-complex="14pt" style:font-style-complex="italic" style:font-weight-complex="bold"/>
    </style:style>
    <style:style style:name="T9" style:family="text">
      <style:text-properties style:font-name="Times New Roman" fo:font-size="14pt" style:font-name-asian="Times New Roman1" style:font-size-asian="14pt" style:language-asian="ru" style:country-asian="RU" style:font-size-complex="14pt"/>
    </style:style>
    <style:style style:name="T1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Calibri1" style:font-size-asian="14pt" style:font-name-complex="Times New Roman1" style:font-size-complex="14pt" style:font-weight-complex="bold"/>
    </style:style>
    <style:style style:name="T13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14" style:family="text">
      <style:text-properties style:text-position="super 58%" style:font-name="Times New Roman" fo:font-size="14pt" style:font-name-asian="Calibri1" style:font-size-asian="14pt" style:font-name-complex="Times New Roman1" style:font-size-complex="14pt"/>
    </style:style>
    <style:style style:name="T15" style:family="text">
      <style:text-properties fo:font-size="14pt" fo:language="uk" fo:country="UA" style:font-size-asian="14pt" style:font-size-complex="14pt"/>
    </style:style>
    <style:style style:name="T16" style:family="text">
      <style:text-properties fo:font-size="14pt" fo:language="uk" fo:country="UA" fo:background-color="#ffffff" loext:char-shading-value="0" style:font-size-asian="14pt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background-color="#ffffff" loext:char-shading-value="0" style:font-size-asian="14pt" style:font-size-complex="14pt"/>
    </style:style>
    <style:style style:name="T19" style:family="text">
      <style:text-properties fo:color="#000000" loext:opacity="100%" style:font-name="Times New Roman" fo:font-size="14pt" fo:font-style="normal" fo:background-color="#ffffff" loext:char-shading-value="0" style:font-size-asian="14pt" style:font-style-asian="normal" style:font-name-complex="Times New Roman1" style:font-size-complex="14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T22" style:family="text">
      <style:text-properties fo:color="#0a0a0a" loext:opacity="100%" style:font-name="Arial" fo:background-color="#ffffff" loext:char-shading-value="0" style:font-name-complex="Arial1"/>
    </style:style>
    <style:style style:name="T23" style:family="text">
      <style:text-properties fo:color="#0a0a0a" loext:opacity="100%" style:font-name="Times New Roman" fo:font-size="14pt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4" style:family="text">
      <style:text-properties fo:color="#0a0a0a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5" style:family="text">
      <style:text-properties fo:color="#0a0a0a" loext:opacity="100%"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26" style:family="text">
      <style:text-properties fo:color="#0a0a0a" loext:opacity="100%"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T27" style:family="text">
      <style:text-properties fo:color="#000000" loext:opacity="100%" style:font-name="Times New Roman" fo:font-size="14pt" fo:background-color="#ffffff" loext:char-shading-value="0" style:font-name-asian="Calibri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ЗВІТ СТАРОСТИ ЛАНОВЕЦЬКОЇ МІСЬКОЇ РАДИ –</text:span><text:span text:style-name="T1"/></text:p>
      <text:p text:style-name="P7" loext:marker-style-name="T5"><text:span text:style-name="T3">СІЛ БЕРЕЖАНКА,</text:span><text:span text:style-name="T5"> </text:span><text:span text:style-name="T3">ЖУКІВЦІ,</text:span><text:span text:style-name="T5"> </text:span><text:span text:style-name="T3">МАРТИШКІВЦІ,</text:span><text:span text:style-name="T5"> </text:span></text:p>
      <text:p text:style-name="P7" loext:marker-style-name="T2"><text:span text:style-name="T3">ВЕЛИКА БІЛКА, МАЛА БІЛКА ЗА</text:span><text:span text:style-name="T2"> 202</text:span><text:span text:style-name="T3">5</text:span><text:span text:style-name="T2"> РІК</text:span></text:p>
      <text:p text:style-name="P11" loext:marker-style-name="T2"/>
      <text:p text:style-name="P8" loext:marker-style-name="T5"><text:span text:style-name="T9">Ще </text:span><text:span text:style-name="T5">один важкий воєнний рік, <text:s/>який ми вистояли завдяки нашій єдності, вірі в Україну <text:s/>і в наших воїнів. Саме дякуючи Збройним силам України, ми певним чином маємо стабільність, можливість працювати та розвиватися. </text:span></text:p>
      <text:p text:style-name="P8" loext:marker-style-name="T11"><text:span text:style-name="T11">Згідно із статтею 54</text:span><text:span text:style-name="T14">1</text:span><text:span text:style-name="T11"> Закону України «Про місцеве самоврядування в Україні», Положенням про старосту Лановецької міської ради, затвердженим рішенням міської ради від 18 грудня 2020 року № 27, звітую про свою роботу на посаді старости Лановецької міської ради – сіл </text:span><text:span text:style-name="T5">Бережанка, Жуківці, Мартишківці, Велика Білка та Мала Білка</text:span><text:span text:style-name="T11"> за 2025 рік. <text:s text:c="2"/></text:span></text:p>
      <text:p text:style-name="P9" loext:marker-style-name="T5"><text:span text:style-name="T11">Виконання своїх повноважень розпочав 01 січня 2021 року на підставі рішення міської ради від 03 грудня 2020 року № 12 «Про затвердження старости». </text:span><text:span text:style-name="T12">У роботі керуюсь Конституцією України, постановами Кабінету Міністрів України, Верховної Ради України, рішеннями міської ради та її виконавчого комітету, розпорядженнями міського голови</text:span><text:span text:style-name="T6"> та П</text:span><text:span text:style-name="T5">оложенням про старосту.</text:span></text:p>
      <text:p text:style-name="P9" loext:marker-style-name="T11"><text:span text:style-name="T11">До складу старостинського округу належать п’ять сіл – </text:span><text:span text:style-name="T5">Бережанка, Жуківці, Мартишківці, Велика та Мала Білка</text:span><text:span text:style-name="T11">, площа якого складає 3858 га. Загальна кількість населення становить 702 особи. Домогосподарств – 537. </text:span></text:p>
      <text:p text:style-name="P9" loext:marker-style-name="T11"><text:span text:style-name="T13">Основна моя діяльність спрямована на забезпечення виконання повноважень, направлених на вирішення проблемних питань розвитку території, задоволення соціально-економічних потреб населення, здійснення від імені громади та в її інтересах функцій і повноважень місцевого самоврядування, визначених чинним законодавством.</text:span></text:p>
      <text:p text:style-name="P9" loext:marker-style-name="T11"><text:span text:style-name="T11">Відповідно до покладених на мене повноважень:</text:span><text:span text:style-name="T11"/></text:p>
      <text:p text:style-name="P9" loext:marker-style-name="T13"><text:span text:style-name="T11">1) беру участь у </text:span><text:span text:style-name="T13">пленарних засіданнях сесій міської ради та засіданнях виконавчого комітету міської ради;</text:span></text:p>
      <text:p text:style-name="P9" loext:marker-style-name="T5"><text:span text:style-name="T5">2) сприяю жителям відповідних сіл у підготовці документів, що подаються до органів місцевого самоврядування та державної виконавчої влади;</text:span><text:span text:style-name="T5"/></text:p>
      <text:p text:style-name="P9" loext:marker-style-name="T5"><text:span text:style-name="T5">3) беру участь у підготовці проєкту бюджету територіальної громади в частині фінансування програм, що реалізуються на території відповідних сіл;</text:span><text:span text:style-name="T5"/></text:p>
      <text:p text:style-name="P9" loext:marker-style-name="T13"><text:span text:style-name="T13">4) </text:span><text:span text:style-name="T5">беру участь у підготовці проєктів рішень </text:span><text:span text:style-name="T13">міської ради щодо територіальної громади, розташованого на території відповідних сіл;</text:span></text:p>
      <text:p text:style-name="P9" loext:marker-style-name="T7"><text:span text:style-name="T5">5) беру участь у здійсненні контролю за використанням об’єктів комунальної власності, розташованих на території відповідних сіл;</text:span><text:span text:style-name="T7"/></text:p>
      <text:p text:style-name="P9" loext:marker-style-name="T5"><text:span text:style-name="T13">6) </text:span><text:span text:style-name="T5">беру участь в організації виконання рішень міської ради, її виконавчого комітету, розпоряджень міського голови на території відповідних сіл та у здійсненні контролю за їхнім виконанням;</text:span></text:p>
      <text:p text:style-name="P9" loext:marker-style-name="T5"><text:bookmark text:name="n1454"/><text:span text:style-name="T5">7) беру участь у здійсненні контролю за станом благоустрою у відповідних селах;</text:span><text:span text:style-name="T5"/></text:p>
      <text:p text:style-name="P9" loext:marker-style-name="T5"><text:span text:style-name="T5">8) здійснюю контроль за станом довкілля, об’єктів інфраструктури, громадським правопорядком на території відповідних сіл;</text:span><text:span text:style-name="T5"/></text:p>
      <text:p text:style-name="P9" loext:marker-style-name="T5"><text:span text:style-name="T5">9) беру участь у заходах, спрямованих на подолання складних життєвих обставин осіб, які опинилися у таких обставинах та які проживають на території відповідних сіл;</text:span><text:span text:style-name="T5"/></text:p>
      <text:p text:style-name="P9" loext:marker-style-name="T5"><text:span text:style-name="T5">10) здійснюю моніторинг за дотриманням прав і законних інтересів жителів відповідних сіл у сфері соціального захисту, культури, освіти, спорту, туризму, житлово-комунального господарства, реалізації права на працю, медичну допомогу; </text:span><text:span text:style-name="T5"/></text:p>
      <text:p text:style-name="P9" loext:marker-style-name="T5"><text:span text:style-name="T5">11) вчиняю нотаріальні дії, передбачені частиною першою статті 37 Закону України «Про нотаріат» (в обсягах, що відповідають вимогам чинного законодавства);</text:span><text:span text:style-name="T5"/></text:p>
      <text:p text:style-name="P9" loext:marker-style-name="T5"><text:span text:style-name="T5">12) здійснюю заходи із ведення погосподарського обліку на території відповідних сіл;</text:span><text:span text:style-name="T5"/></text:p>
      <text:p text:style-name="P9" loext:marker-style-name="T5"><text:span text:style-name="T5">13) забезпечую ведення </text:span><text:span text:style-name="T8">персонально-первинного обліку</text:span><text:span text:style-name="T4"> </text:span><text:span text:style-name="T5">призовників і військовозобов’язаних;</text:span></text:p>
      <text:p text:style-name="P9" loext:marker-style-name="T5"><text:span text:style-name="T5">14) надаю адміністративні послуги у випадках, передбачених рішеннями міської ради;</text:span><text:span text:style-name="T5"/></text:p>
      <text:p text:style-name="P9" loext:marker-style-name="T5"><text:span text:style-name="T5">15) надаю суб’єктам звернень, що мешкають на території відповідних сіл, вичерпну інформацію і консультації щодо порядку надання адміністративних послуг.</text:span><text:span text:style-name="T5"/></text:p>
      <text:p text:style-name="P9" loext:marker-style-name="T11"><text:soft-page-break/><text:span text:style-name="T11">Прийом жителів здійснюється чотири дні на тиждень з 08:00 до 16:00 год у селі <text:s/>Бережанка – понеділок, четвер, у селі Мала Білка – вівторок, п’ятниця.</text:span><text:span text:style-name="T11"/></text:p>
      <text:p text:style-name="P9" loext:marker-style-name="T11"><text:span text:style-name="T13">Звернення громадян є найважливішою формою забезпечення зв’язку між владою та громадянами, що слугує орієнтиром під час ухвалення важливих рішень щодо інтересів населення громади. Так, з</text:span><text:span text:style-name="T11">а звітний період зареєстровано 466 звернень та надано: </text:span></text:p>
      <text:list text:style-name="WWNum9">
        <text:list-item>
          <text:p text:style-name="P3" loext:marker-style-name="T11"><text:span text:style-name="T11">34 – послуги реєстрації/зняття з реєстрації місця проживання;</text:span><text:span text:style-name="T11"/></text:p>
        </text:list-item>
        <text:list-item>
          <text:p text:style-name="P3" loext:marker-style-name="T11"><text:span text:style-name="T11">77 – послуг з надання витягу з реєстру територіальної громади;</text:span><text:span text:style-name="T11"/></text:p>
        </text:list-item>
      </text:list>
      <text:p text:style-name="P9" loext:marker-style-name="T11"><text:span text:style-name="T11">3) <text:s/>7 – послуг землевпорядкування та архітектури;</text:span><text:span text:style-name="T11"/></text:p>
      <text:p text:style-name="P9" loext:marker-style-name="T11"><text:span text:style-name="T11">4) 15 – нотаріальних дій; </text:span><text:span text:style-name="T11"/></text:p>
      <text:p text:style-name="P9" loext:marker-style-name="T11"><text:span text:style-name="T11">5) 87 – послуг соціального характеру;</text:span><text:span text:style-name="T11"/></text:p>
      <text:p text:style-name="P9" loext:marker-style-name="T11"><text:span text:style-name="T11">6) 219 – видано витягів про зареєстрованих у приміщеннях/будинку осіб, довідок-характеристик, довідок про реєстрацію місця проживання;</text:span><text:span text:style-name="T11"/></text:p>
      <text:p text:style-name="P9" loext:marker-style-name="T11"><text:span text:style-name="T11">7) 27 – послуг, спрямованих на коригування адреси домогосподарств, надання одноразових матеріальних допомог, видалення зелених насаджень, видачу дозволу на порушення об’єкту благоустрою, соціально-правовий захист дітей та ін.</text:span><text:span text:style-name="T11"/></text:p>
      <text:p text:style-name="P9" loext:marker-style-name="T11"><text:span text:style-name="T11">На території округу розташована одна бюджетна установа:</text:span><text:span text:style-name="T11"/></text:p>
      <text:list text:style-name="WWNum8">
        <text:list-item>
          <text:p text:style-name="P4" loext:marker-style-name="T11"><text:span text:style-name="T11">медичний пункт тимчасового базування с. В. Білка.</text:span><text:span text:style-name="T11"/></text:p>
        </text:list-item>
      </text:list>
      <text:p text:style-name="P5" loext:marker-style-name="T15"><text:span text:style-name="T15">Війна змусила нас подекуди змінити форми й методи нашої роботи. Проте основні принципи залишаються незмінними. Протягом року ми працювали керуючись принципами законності, відкритості, <text:s/>гласності <text:s/>та прозорості <text:s/>в межах повноважень, визначених чинним законодавством України. </text:span><text:span text:style-name="T15"/></text:p>
      <text:p text:style-name="P5" loext:marker-style-name="T15"><text:span text:style-name="T15">Упродовж</text:span><text:span text:style-name="T17"> 202</text:span><text:span text:style-name="T15">5</text:span><text:span text:style-name="T17"> року робили все, аби кожен день наближав нас до Перемоги. Процеси життєзабезпечення громади не припинялися. Організовували різні благодійні заходи </text:span><text:span text:style-name="T18">та переда</text:span><text:span text:style-name="T16">ва</text:span><text:span text:style-name="T18">ли безліч продуктів харчування</text:span><text:span text:style-name="T17"> </text:span><text:span text:style-name="T15">для</text:span><text:span text:style-name="T17"> </text:span><text:span text:style-name="T18">Збройн</text:span><text:span text:style-name="T16">их</text:span><text:span text:style-name="T18"> сил України.</text:span><text:span text:style-name="T16"> </text:span></text:p>
      <text:p text:style-name="P9" loext:marker-style-name="T5"><text:span text:style-name="T13">Так, надавали гуманітарну допомогу у вигляді продуктових та гігієнічних наборів соціально вразливим категоріям населення</text:span><text:span text:style-name="T5"> (сім’ям військовослужбовців, малозабезпеченим та багатодітним сім’ям, особам з інвалідністю І, ІІ групи, пенсіонерам).</text:span></text:p>
      <text:p text:style-name="P9" loext:marker-style-name="T5"><text:span text:style-name="T5">Проводились систематичні відвідування багатодітних сімей та сімей, які потрапили в складні життєві обставини, надавалась допомога та рекомендації щодо отримання соціальних послуг.</text:span><text:span text:style-name="T5"/></text:p>
      <text:p text:style-name="P5" loext:marker-style-name="T15"><text:span text:style-name="T16">Неодноразово брав участь у виконанні оперативних завдань з посилення оборони (для облаштування оборонних рубежів) у Дніпропетровській, Донецькій областях.</text:span><text:span text:style-name="T16"/></text:p>
      <text:p text:style-name="P9" loext:marker-style-name="T5"><text:span text:style-name="fontstyle01">Сприяв у підтримці внутрішньо переміщених осіб</text:span><text:span text:style-name="T13">,</text:span><text:span text:style-name="T5"> які проживають на території старостинського округу</text:span><text:span text:style-name="fontstyle01">. Узаємодіяв з волонтерською організацією (Червоний Хрест), яка неодноразово надавала </text:span><text:span text:style-name="T13">гуманітарну допомогу для ВПО та сприяв </text:span><text:span text:style-name="fontstyle01">вирішенню інших не менш важливих питань для того, щоб люди, які постраждали від війни, були забезпечені усім необхідним для прожиття.</text:span></text:p>
      <text:p text:style-name="P9" loext:marker-style-name="T5"><text:span text:style-name="T5">Щодо </text:span><text:span text:style-name="Emphasis"><text:span text:style-name="T19">дорожньо</text:span></text:span><text:span text:style-name="T20">-транспортної </text:span><text:span text:style-name="Emphasis"><text:span text:style-name="T19">інфраструктури</text:span></text:span><text:span text:style-name="T21"> </text:span><text:span text:style-name="T5">на території старостинського округу, то було здійснено грейдерування та підсипання доріг комунальної власності щебнем, який був закуплений за кошти бюджету громади в сумі 73,0 тис. грн. Зокрема, у селі Жуківці – на вулицях Зарічна, Володимира Нечая, у селі Бережанка – на вулицях Залізнична, Засад, у селі Мала Білка – на вулиці Підгірна, у селі Велика Білка – на вулиці Козацька.</text:span></text:p>
      <text:p text:style-name="P8" loext:marker-style-name="T25"><text:span text:style-name="T5">У зимовий період</text:span><text:span text:style-name="T22"> </text:span><text:span text:style-name="T5">здійснено </text:span><text:span text:style-name="Strong_20_Emphasis"><text:span text:style-name="T23">механізоване снігоочищення</text:span></text:span><text:span text:style-name="T22"> </text:span><text:span text:style-name="T5"> (прогортання) </text:span><text:span text:style-name="T24">проїжджої частини доріг загального користування</text:span><text:span text:style-name="T5"> до сіл Бережанка, Жуківці, Мала Білка, Велика Білка, Маритишків</text:span><text:span text:style-name="T26">. З</text:span><text:span text:style-name="T25">а допомогою спеціалізованої техніки, наданої</text:span> <text:span text:style-name="T25">ТОВ «Шумськ Агро», проведено розчищення снігових заметів та усунення снігового накату </text:span><text:span text:style-name="T5">доріг в старостинському окрузі. </text:span></text:p>
      <text:p text:style-name="P9" loext:marker-style-name="T5"><text:span text:style-name="T5"><text:s/>Через замулення та непрохідність стічних каналів меліоративної системи мешканці сіл Мала Білка та Велика Білка зіткнулись з проблемою підтоплення сільськогосподарських угідь та домогосподарств. Для вирішення нагальної проблеми з бюджету громади було виділено 47,2 тис. грн. </text:span><text:span text:style-name="T5"/></text:p>
      <text:p text:style-name="P9" loext:marker-style-name="T13"><text:span text:style-name="T5">Для поліпшення санітарного стану довкілля проводився постійний благоустрій <text:s/>в населених пунктах округу, а саме: протягом року </text:span><text:span text:style-name="T13">здійснювалось прибирання, обкошування трави та утримання </text:span><text:span text:style-name="T5">«Козацької могили», пам’ятника загиблим односельчанам, каплички в с. Бережанка, місцевого парку; пі</text:span><text:span text:style-name="T13">дтримувався задовільний стан на території комунальних закладів та місць загального користування (зокрема, утримувались у належному санітарному стані кладовища), проводились заходи з вирубки сухих дерев, чагарників в селах Велика Білка, Мала Білка, Мартишківці, Бережанка, Жуківці; у літній період здійснювалось обкошування трави вздовж узбіч доріг населених пунктів; вдалося прибрати стихійні сміттєзвалища в селах Жуківці, Велика Білка, Бережанка. <text:s text:c="2"/></text:span></text:p>
      <text:p text:style-name="P9" loext:marker-style-name="T13"><text:span text:style-name="T24">Завдяки фінансуванню з місцевого бюджету було придбано необхідні будівельні матеріали для реконструкції воріт та встановлення огорожі на території центрального цвинтаря в селі Жуківці. Роботи було виконано господарським методом — за активної участі та допомоги жителів нашого села.</text:span><text:span text:style-name="T24"/></text:p>
      <text:p text:style-name="P9" loext:marker-style-name="T27"><text:span text:style-name="T13">Задля безпеки населення в адмінприміщеннях старостинського округу розміщенні агітаційні листівки з інформацією цивільного захисту. У селі Жуківці утримувалось у належному стані укриття цивільного захисту для населення.</text:span><text:span text:style-name="T27"> <text:s text:c="3"/></text:span></text:p>
      <text:p text:style-name="P9" loext:marker-style-name="T13"><text:span text:style-name="T27">Здійснено косметичний ремонт адміністративних приміщень у старостатах. </text:span><text:span text:style-name="T27"/></text:p>
      <text:p text:style-name="P9" loext:marker-style-name="T13"><text:span text:style-name="T13">З метою попередження нещасних випадків серед населення в опалювальний період проведено обхід <text:s/>соціально-незахищених сімей з агітаційною роботою. </text:span><text:span text:style-name="T13"/></text:p>
      <text:p text:style-name="P9" loext:marker-style-name="T11"><text:span text:style-name="T13">Завдяки підтримці товариства з обмеженою відповідальністю «Шумськ Агро» та п</text:span><text:span text:style-name="T11">риватного сільськогосподарського підприємства агрофірма «Горинь», <text:s/>які орендують землі на території старостинського округу,</text:span><text:span text:style-name="T13"> </text:span><text:span text:style-name="T11">з нагоди новорічних та різдвяних свят вручені солодкі подарунки дітям із старостинського округу. </text:span></text:p>
      <text:p text:style-name="P9" loext:marker-style-name="T11"><text:soft-page-break/><text:span text:style-name="T11">Усе, що зроблено протягом року – це </text:span><text:span text:style-name="T5">результат нашої</text:span><text:span text:style-name="T11"> спільної, наполегливої праці. Попри війну, села старостинського округу живуть та за можливості розвиваються. Процеси забезпечення життєдіяльності не припиняються, поступово відбуваються позитивні зміни.</text:span></text:p>
      <text:p text:style-name="P9" loext:marker-style-name="T11"><text:span text:style-name="T9">Безмежна шана і вдячність нашим Захисникам і Захисницям за надію в майбутнє, за кожен клаптик звільненої від окупантів рідної землі. Вклоняюся </text:span><text:span text:style-name="T11">всім Героям, які сьогодні захищають українську землю, на жаль, <text:s/>ціною власного життя. </text:span></text:p>
      <text:p text:style-name="P6" loext:marker-style-name="T15"/>
      <text:p text:style-name="P12" loext:marker-style-name="T10"/>
      <text:p text:style-name="P10" loext:marker-style-name="T5"><text:span text:style-name="T1">Староста <text:s text:c="8"/><text:tab/><text:tab/> <text:s text:c="29"/><text:tab/><text:tab/><text:tab/><text:tab/>Віктор МИХАЩУК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 loext:linked-style-name="Звичайний_20__28_веб_29__20_Знак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у_20_виносці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rvts0" style:family="text" style:parent-style-name="Default_20_Paragraph_20_Font"/>
    <style:style style:name="muxgbd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Верхній_20_колонтитул_20_Знак" style:display-name="Верхній колонтитул Знак" style:family="text" style:parent-style-name="Default_20_Paragraph_20_Font"/>
    <style:style style:name="Нижній_20_колонтитул_20_Знак" style:display-name="Нижній колонтитул Знак" style:family="text" style:parent-style-name="Default_20_Paragraph_20_Font"/>
    <style:style style:name="Текст_20_у_20_виносці_20_Знак" style:display-name="Текст у виносці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Звичайний_20__28_веб_29__20_Знак" style:display-name="Звичайний (веб) Знак" style:family="text" loext:linked-style-name="Normal_20__28_Web_29_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000000" loext:opacity="100%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0cm" fo:margin-left="3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r-WK11</meta:initial-creator>
    <dc:creator>Вікторія Хом'як</dc:creator>
    <meta:editing-cycles>2</meta:editing-cycles>
    <meta:print-date>2024-01-19T08:51:00</meta:print-date>
    <meta:creation-date>2026-02-03T13:46:00</meta:creation-date>
    <dc:date>2026-02-03T13:46:00</dc:date>
    <meta:editing-duration>PT2M</meta:editing-duration>
    <meta:generator>LibreOffice/24.2.4.2$Linux_X86_64 LibreOffice_project/51a6219feb6075d9a4c46691dcfe0cd9c4fff3c2</meta:generator>
    <meta:document-statistic meta:table-count="0" meta:image-count="0" meta:object-count="0" meta:page-count="3" meta:paragraph-count="53" meta:word-count="1201" meta:character-count="9455" meta:non-whitespace-character-count="8210"/>
    <meta:user-defined meta:name="AppVersion">16.0000</meta:user-defined>
    <meta:user-defined meta:name="Company">diakov.net</meta:user-defined>
    <meta:template xlink:type="simple" xlink:actuate="onRequest" xlink:title="Normal.dotm" xlink:href=""/>
  </office:meta>
</office:document-meta>
</file>